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a5bd" officeooo:paragraph-rsid="0011a5bd"/>
    </style:style>
    <style:style style:name="T1" style:family="text">
      <style:text-properties officeooo:rsid="00121a44"/>
    </style:style>
    <style:style style:name="T2" style:family="text">
      <style:text-properties officeooo:rsid="0012a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task:</text:p>
      <text:p text:style-name="P1">Ctask是一个基于Ansible的运维任务管理工具<text:span text:style-name="T1">，这个包含了从底层硬件到上层的服务启动的全部初始化动作.</text:span></text:p>
      <text:p text:style-name="P1"/>
      <text:p text:style-name="P1">001 一些初始化的动作，包括配置网络，yum源</text:p>
      <text:p text:style-name="P1">002 一些基本的服务配置，包括ntp,dns等配置</text:p>
      <text:p text:style-name="P1">003 控制节点启动虚拟主机，一共要启动3台虚拟主机，配置3台</text:p>
      <text:p text:style-name="P1">004开始部署控制节点</text:p>
      <text:p text:style-name="P1">005 开始部署网络节点 <text:span text:style-name="T2">(3台)</text:span></text:p>
      <text:p text:style-name="P1">0054 检测网络节点</text:p>
      <text:p text:style-name="P1">0055 检测网络节点</text:p>
      <text:p text:style-name="P1">006 开始部署openstack的各个组件（puppet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21:32:10.952373136</meta:creation-date>
    <dc:date>2016-02-24T22:02:21.373225358</dc:date>
    <meta:editing-duration>PT14M59S</meta:editing-duration>
    <meta:editing-cycles>3</meta:editing-cycles>
    <meta:generator>LibreOffice/4.3.7.2$Linux_X86_64 LibreOffice_project/430$Build-2</meta:generator>
    <meta:document-statistic meta:table-count="0" meta:image-count="0" meta:object-count="0" meta:page-count="1" meta:paragraph-count="10" meta:word-count="158" meta:character-count="221" meta:non-whitespace-character-count="213"/>
  </office:meta>
</office:document-meta>
</file>